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15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/>
          <table:table-cell office:value-type="string" calcext:value-type="string">
            <text:p>⺍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</text:p>
          </table:table-cell>
          <table:table-cell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table:style-name="ce8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犭豸</text:p>
          </table:table-cell>
          <table:table-cell office:value-type="string" calcext:value-type="string">
            <text:p>貝見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西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酉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豕乑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3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2"/>
          <table:table-cell office:value-type="string" calcext:value-type="string">
            <text:p>气</text:p>
          </table:table-cell>
          <table:table-cell table:number-columns-repeated="8"/>
          <table:table-cell office:value-type="string" calcext:value-type="string">
            <text:p><text:span text:style-name="T1">厂</text:span>辰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 table:number-columns-repeated="2"/>
          <table:table-cell office:value-type="string" calcext:value-type="string">
            <text:p>疒</text:p>
          </table:table-cell>
          <table:table-cell table:number-columns-repeated="3"/>
          <table:table-cell office:value-type="string" calcext:value-type="string">
            <text:p>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9:16:53.531347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20:06:53.228942197</dc:date>
    <meta:editing-duration>P5DT16H48M4S</meta:editing-duration>
    <meta:editing-cycles>1442</meta:editing-cycles>
    <meta:generator>LibreOffice/7.6.6.3$Linux_X86_64 LibreOffice_project/60$Build-3</meta:generator>
    <meta:document-statistic meta:table-count="1" meta:cell-count="451" meta:object-count="0"/>
  </office:meta>
</office:document-meta>
</file>